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text-properties fo:font-size="12pt" style:font-size-asian="12pt" style:font-size-complex="12pt"/>
    </style:style>
    <style:style style:name="P2" style:family="paragraph" style:parent-style-name="Preformatted_20_Text">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Preformatted_20_Text">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Preformatted_20_Text">
      <style:paragraph-properties fo:text-align="justify" style:justify-single-word="false"/>
      <style:text-properties style:font-name="Times New Roman" fo:font-size="13pt" style:font-size-asian="13pt" style:font-size-complex="13pt"/>
    </style:style>
    <style:style style:name="P5" style:family="paragraph" style:parent-style-name="Preformatted_20_Text">
      <style:paragraph-properties fo:text-align="justify" style:justify-single-word="false"/>
    </style:style>
    <style:style style:name="T1" style:family="text">
      <style:text-properties style:font-name="Times New Roman" fo:font-size="13pt" style:font-size-asian="13pt" style:font-size-complex="13pt"/>
    </style:style>
    <style:style style:name="T2" style:family="text">
      <style:text-properties fo:language="fr" fo:country="F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Bilan Personnel</text:p>
      <text:p text:style-name="P3">Henrique GASPAR NOGUEIRA</text:p>
      <text:p text:style-name="P1"/>
      <text:p text:style-name="P1"/>
      <text:p text:style-name="P4">Pendant le déroulement du projet GSTP, j'ai pu me mettre dans une situation d'appel d'offres avec un vrai client. Ça m'a permis de sortir un peu de l'environnement scolaire et d'apprendre comment un projet se déroule dans la pratique.</text:p>
      <text:p text:style-name="P4"/>
      <text:p text:style-name="P4">Le travail avec le groupe s'est passé très bien, parce que il y a eu communication intense entre les membres de l'heptanome. On a mis en place un système de contrôle de version qui nous a aidé à mieux gérer les documents, même si au début on a eu quelques problèmes d'adaptation au GitHub, comme par exemple le contrôle des fichiers binaires. </text:p>
      <text:p text:style-name="P4"/>
      <text:p text:style-name="P5"><text:span text:style-name="T1">Pendant la phase de l'étude préalable j'ai fait mon mieux pour bien comprendre le sujet et à chaque fois que j'avais un questionnement, je le satisfaisais le plus vite possible car on a eu un contrainte de temps très rigide. Les revues à chaque séance nous a aidé à contrôler les</text:span><text:bookmark text:name="result_box"/><text:span text:style-name="T1"> malentendus sur le sujet.</text:span></text:p>
      <text:p text:style-name="P5"><text:span text:style-name="T1"/></text:p>
      <text:p text:style-name="P5"><text:span text:style-name="T1">Pour la phase de Construction des Solutions (Standard et Technique), au début je voulais travailler sur la Solution Technique. Mais finalement, j'ai fait partie de la équipe Solution Standard et j'ai pu connaître la méthode ERP que je n'avais jamais vu. Et certainement, j'ai fait la bonne choix parce que cette connaissance m'emportera plusieurs possibilités professionnelles.</text:span></text:p>
      <text:p text:style-name="P5"><text:span text:style-name="T1"/></text:p>
      <text:p text:style-name="P4">Encore une fois, c'est un projet du 4IF qui m'a surpris en ce qui concerne ma connaissance en Informatiq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3-08T22:07:41.60</meta:creation-date>
    <meta:document-statistic meta:table-count="0" meta:image-count="0" meta:object-count="0" meta:page-count="1" meta:paragraph-count="7" meta:word-count="236" meta:character-count="1406"/>
    <dc:date>2011-03-08T22:41:56.85</dc:date>
    <meta:editing-duration>PT00H12M51S</meta:editing-duration>
    <meta:editing-cycles>1</meta:editing-cycles>
    <meta:generator>OpenOffice.org/3.1$Win32 OpenOffice.org_project/310m19$Build-9420</meta:generator>
  </office:meta>
</office:document-meta>
</file>